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/>
      <text:p text:style-name="P2">BN-Header: 2 (Short), 4 (Full), 5 (FullPlus)</text:p>
      <text:p text:style-name="Standard"><text:s/></text:p>
      <text:p text:style-name="Standard">TTT0.00SS PS [DA DA SA SA] [[AG]] </text:p>
      <text:p text:style-name="Standard"/>
      <text:p text:style-name="P2"/>
      <text:p text:style-name="P2">TTT: Transmission Typ</text:p>
      <text:p text:style-name="P2">0: Reserved</text:p>
      <text:p text:style-name="P2">1: Short Transmission without SW Ack (only for direct master to slave)</text:p>
      <text:p text:style-name="P2">2: Short Transmission with <text:s text:c="5"/>SW Ack (only for direct master to slave)</text:p>
      <text:p text:style-name="P2">3: Full Transmission <text:s text:c="2"/>without SW Ack</text:p>
      <text:p text:style-name="P2">4: Full Transmission <text:s text:c="2"/>with <text:s text:c="5"/>SW Ack</text:p>
      <text:p text:style-name="P2">5: Full Transmission <text:s text:c="2"/>without SW Ack and Age Counter</text:p>
      <text:p text:style-name="P2">6: Full Transmission <text:s text:c="2"/>with <text:s text:c="5"/>SW Ack and Age Counter</text:p>
      <text:p text:style-name="Standard">7: Ack Transmission</text:p>
      <text:p text:style-name="Standard"/>
      <text:p text:style-name="Standard">SS: Msg Typ</text:p>
      <text:p text:style-name="Standard">0: Standard-Message </text:p>
      <text:p text:style-name="Standard">1: Stream</text:p>
      <text:p text:style-name="Standard">2: Packet</text:p>
      <text:p text:style-name="Standard">3: MultiMsg</text:p>
      <text:p text:style-name="Standard"/>
      <text:p text:style-name="Standard"/>
      <text:p text:style-name="Standard">PS <text:s/>= Größe der Nachricht: Protokoll und Daten: 6 Bit 0..63</text:p>
      <text:p text:style-name="Standard"/>
      <text:p text:style-name="Standard">AG = Alter, Jedesmal wenn die Nachricht weitergleitet wird, Alter++</text:p>
      <text:p text:style-name="P1"/>
      <text:p text:style-name="P4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 <text:s/>Bit 0..6:</text:p>
      <text:p text:style-name="Standard"><text:s text:c="37"/>0<text:span text:style-name="Absatz-Standardschriftart"><text:span text:style-name="T1">..63: Index Subsystems</text:span></text:span></text:p>
      <text:p text:style-name="Standard"><text:span text:style-name="Absatz-Standardschriftart"><text:span text:style-name="T1"><text:s text:c="37"/>64..: Index Msg</text:span></text:span></text:p>
      <text:p text:style-name="Standard"><text:span text:style-name="Absatz-Standardschriftart"><text:span text:style-name="T1"><text:s text:c="37"/>Bit: 7: 0: Kurz-&gt;Nur MI1; 1: Lang-&gt;MI2 Erweiterung</text:span></text:span></text:p>
      <text:p text:style-name="P2"/>
      <text:p text:style-name="P2"/>
      <text:p text:style-name="Standard">MD[x]: Msg Daten</text:p>
      <text:p text:style-name="Standard"/>
      <text:p text:style-name="Standard"><text:span text:style-name="Absatz-Standardschriftart"><text:span text:style-name="T3">Acknowlege: MI1 [MI2] MD0</text:span></text:span></text:p>
      <text:p text:style-name="Standard"/>
      <text:p text:style-name="P2">MD0 <text:s text:c="2"/>= Acknowlege</text:p>
      <text:p text:style-name="P2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Standard"/>
      <text:p text:style-name="P4">Multi Msg Protokoll:</text:p>
      <text:p text:style-name="Standard"/>
      <text:p text:style-name="Standard">SSNN NNNN </text:p>
      <text:p text:style-name="Standard"/>
      <text:p text:style-name="Standard">SS: Msg Typ</text:p>
      <text:p text:style-name="Standard">0: Standard-Message </text:p>
      <text:p text:style-name="Standard">1: Stream-Subsystem</text:p>
      <text:p text:style-name="Standard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Absatz-Standardschriftart"><text:span text:style-name="T3">Acknowlege: MD0</text:span></text:span></text:p>
      <text:p text:style-name="Standard"/>
      <text:p text:style-name="P2">MD0 <text:s text:c="2"/>= Acknowlege</text:p>
      <text:p text:style-name="P2">0: ACK</text:p>
      <text:p text:style-name="Standard">1: NACK -&gt; Nochmals senden</text:p>
      <text:p text:style-name="Standard">2..15: frei</text:p>
      <text:p text:style-name="P1"/>
      <text:p text:style-name="P4">Datenstrom Protokoll:</text:p>
      <text:p text:style-name="Standard"/>
      <text:p text:style-name="Standard"/>
      <text:p text:style-name="P5">DS-Header: Cxxx.IIII</text:p>
      <text:p text:style-name="Standard"/>
      <text:p text:style-name="P2">Cxxx: Daten/Command 1 Bit</text:p>
      <text:p text:style-name="P2">0 = Daten xxx = 0</text:p>
      <text:p text:style-name="P2">1 = Command/Cfg xxx = Kommando</text:p>
      <text:p text:style-name="P2"/>
      <text:p text:style-name="P2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5">Daten: SD[0..DA]</text:p>
      <text:p text:style-name="Standard"/>
      <text:p text:style-name="Standard">xxx <text:s text:c="2"/>= Nachrichten Index <text:s/>3 Bit 0..7</text:p>
      <text:p text:style-name="Standard"/>
      <text:p text:style-name="Standard">SD: Stream Daten</text:p>
      <text:p text:style-name="Standard"/>
      <text:p text:style-name="P2">DA: Datenanzahl = BN-Header.PS – sizeof(BN-Header) - sizeof(DS-Header)</text:p>
      <text:p text:style-name="P2"/>
      <text:p text:style-name="P3">Commands: Cxxx.NNNN SD0 SD1 SD2</text:p>
      <text:p text:style-name="P2"/>
      <text:p text:style-name="P2">xxx <text:s text:c="2"/>= Command</text:p>
      <text:p text:style-name="P2">0: Ack: Details in SD0</text:p>
      <text:p text:style-name="P2"><text:s text:c="7"/>SD0 <text:s/>= 0: Ack</text:p>
      <text:p text:style-name="P2"><text:s text:c="7"/>SD0 != 0: Nack</text:p>
      <text:p text:style-name="P2">1: Re-Init des Strombuffers</text:p>
      <text:p text:style-name="P2">2: Connect Strom-Port destination to BN_ID:StromID given by SD0SD1:SD2</text:p>
      <text:p text:style-name="P2"><text:s text:c="5"/>SD0SD1 = Botnet Adresse, 0 für interne verbindung, SD2 Port</text:p>
      <text:p text:style-name="P2">3: Disconnect/Free port, SD0 Port</text:p>
      <text:p text:style-name="P2">4..15: Reserved</text:p>
      <text:p text:style-name="P2"/>
      <text:p text:style-name="P2"/>
      <text:p text:style-name="P2"/>
      <text:p text:style-name="Standard"><text:span text:style-name="Absatz-Standardschriftart"><text:span text:style-name="T2">Acknowledge: 1000.NNNN SD0</text:span></text:span></text:p>
      <text:p text:style-name="P2"/>
      <text:p text:style-name="P2">SD0 <text:s text:c="2"/>= Acknowledge</text:p>
      <text:p text:style-name="P2">0: ACK</text:p>
      <text:p text:style-name="Standard">1: 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5"/>
      <text:p text:style-name="P1"/>
      <text:p text:style-name="P4">Paket Protokoll:</text:p>
      <text:p text:style-name="Standard"/>
      <text:p text:style-name="Standard"/>
      <text:p text:style-name="P3">PS-Header: CIII.NNNN NNNN.NNNN</text:p>
      <text:p text:style-name="P2"/>
      <text:p text:style-name="P2">C: Command 1 Bit</text:p>
      <text:p text:style-name="P2">0 = Daten</text:p>
      <text:p text:style-name="P2">1 = Command</text:p>
      <text:p text:style-name="P2"/>
      <text:p text:style-name="P2">III <text:s text:c="9"/>= <text:s/>Packet Index 0..7</text:p>
      <text:p text:style-name="P2"/>
      <text:p text:style-name="P5">Daten: CIII NNNN NNNN.NNNN PD[0..DA]</text:p>
      <text:p text:style-name="Standard"/>
      <text:p text:style-name="Standard">NNNN NNNN.NNNN = Package Daten Offset <text:s/>12 Bit 1..4096</text:p>
      <text:p text:style-name="Standard"/>
      <text:p text:style-name="P2">PD: Package Daten</text:p>
      <text:p text:style-name="P2"/>
      <text:p text:style-name="P2">DA: Datenanzahl = BN-Header.PS – sizeof(BN-Header) - sizeof(PS-Header)</text:p>
      <text:p text:style-name="P2"/>
      <text:p text:style-name="P3">Commands: CIII NNNN PD0 PD1</text:p>
      <text:p text:style-name="P2"/>
      <text:p text:style-name="P2">NNNN <text:s text:c="2"/>= Commands</text:p>
      <text:p text:style-name="P2"/>
      <text:p text:style-name="P2"/>
      <text:p text:style-name="P2">0: Ack: Details in PD0, PD1 commando abhänging</text:p>
      <text:p text:style-name="P2"><text:s text:c="7"/>SD0 <text:s/>= 0: Ack</text:p>
      <text:p text:style-name="Standard"><text:span text:style-name="Absatz-Standardschriftart"><text:span text:style-name="T1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3">Acknowlege: 0III.NNNN</text:span></text:span></text:p>
      <text:p text:style-name="Standard"/>
      <text:p text:style-name="P2">NNNN <text:s text:c="2"/>= Acknowlege</text:p>
      <text:p text:style-name="P2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creation-date>2009-04-16T11:32:00Z</meta:creation-date>
    <dc:date>2019-11-06T19:43:52.39</dc:date>
    <meta:editing-cycles>49</meta:editing-cycles>
    <meta:editing-duration>PT4H14M1S</meta:editing-duration>
    <meta:document-statistic meta:table-count="1" meta:image-count="0" meta:object-count="0" meta:page-count="5" meta:paragraph-count="149" meta:word-count="585" meta:character-count="36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